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a9e" officeooo:paragraph-rsid="001b7a9e"/>
    </style:style>
    <style:style style:name="P2" style:family="paragraph" style:parent-style-name="Standard">
      <style:text-properties officeooo:rsid="001b7a9e" officeooo:paragraph-rsid="001b9aaa"/>
    </style:style>
    <style:style style:name="P3" style:family="paragraph" style:parent-style-name="Standard">
      <style:text-properties officeooo:rsid="001b7a9e" officeooo:paragraph-rsid="001cc136"/>
    </style:style>
    <style:style style:name="P4" style:family="paragraph" style:parent-style-name="Standard">
      <style:text-properties officeooo:rsid="001cc136" officeooo:paragraph-rsid="001cc136"/>
    </style:style>
    <style:style style:name="P5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officeooo:rsid="001b7a9e" officeooo:paragraph-rsid="001b7a9e"/>
    </style:style>
    <style:style style:name="P6" style:family="paragraph" style:parent-style-name="Standard">
      <style:text-properties officeooo:rsid="001b7a9e" officeooo:paragraph-rsid="001cc136"/>
    </style:style>
    <style:style style:name="P7" style:family="paragraph" style:parent-style-name="Standard">
      <style:text-properties officeooo:rsid="001cc136" officeooo:paragraph-rsid="001cc136"/>
    </style:style>
    <style:style style:name="T1" style:family="text">
      <style:text-properties officeooo:rsid="001b7ab3"/>
    </style:style>
    <style:style style:name="T2" style:family="text">
      <style:text-properties officeooo:rsid="001b9aaa"/>
    </style:style>
    <style:style style:name="T3" style:family="text">
      <style:text-properties officeooo:rsid="001cc136"/>
    </style:style>
    <style:style style:name="T4" style:family="text">
      <style:text-properties officeooo:rsid="001e26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tle : <text:span text:style-name="T3">Patient Reminder &amp; Tracking App </text:span></text:p>
      <text:p text:style-name="P1"/>
      <text:p text:style-name="P1">Project ID : N1<text:span text:style-name="T4">62</text:span></text:p>
      <text:p text:style-name="P1"/>
      <text:p text:style-name="P1">Odesk/Fixed</text:p>
      <text:p text:style-name="P1"/>
      <text:p text:style-name="P1">=============</text:p>
      <text:p text:style-name="P1"/>
      <text:p text:style-name="P2">B2T Meeting will be between – Puneesh <text:span text:style-name="T2">Goyal</text:span>, Aman<text:span text:style-name="T2">deep Setia and Munish Thakur</text:span></text:p>
      <text:p text:style-name="P1"/>
      <text:p text:style-name="P1">Date: <text:span text:style-name="T4">23</text:span> <text:span text:style-name="T1">July </text:span><text:s/>2015</text:p>
      <text:p text:style-name="P1"/>
      <text:p text:style-name="P1">Odesk Details</text:p>
      <text:p text:style-name="P1"/>
      <text:p text:style-name="P1">======================</text:p>
      <text:p text:style-name="P4">oDesk:</text:p>
      <text:p text:style-name="P3"><text:span text:style-name="T3">UserName: </text:span></text:p>
      <text:p text:style-name="P3"><text:span text:style-name="T3">Password: </text:span></text:p>
      <text:p text:style-name="P1"/>
      <text:p text:style-name="P1">Email – </text:p>
      <text:p text:style-name="P1"/>
      <text:p text:style-name="P5"/>
      <text:p text:style-name="P1"/>
      <text:p text:style-name="P4">Client requirements:</text:p>
      <text:p text:style-name="P1"><text:s/></text:p>
      <text:p text:style-name="P4">Client require an app developed for the patients that will have the following functions:</text:p>
      <text:p text:style-name="P4">1. Calculators:</text:p>
      <text:p text:style-name="P4">a). weight loss goal (based on current weight and goal weight)</text:p>
      <text:p text:style-name="P4">b) protein needed (formula based on weight, gender, activity level)</text:p>
      <text:p text:style-name="P4">c) water needed (formula based on weight, gender, activity level)</text:p>
      <text:p text:style-name="P4"/>
      <text:p text:style-name="P4">2. Trackers (all self reported)</text:p>
      <text:p text:style-name="P4">a) daily water intake</text:p>
      <text:p text:style-name="P4">b) protein supplements taken</text:p>
      <text:p text:style-name="P4">c) weight</text:p>
      <text:p text:style-name="P4">d) hours of sleep</text:p>
      <text:p text:style-name="P4">e) healthy meal eaten</text:p>
      <text:p text:style-name="P4"/>
      <text:p text:style-name="P4">3. Push Notifications (based on goals and user-preference)</text:p>
      <text:p text:style-name="P4">a) reminder to drink water</text:p>
      <text:p text:style-name="P4">b) reminder to drink protein shakes</text:p>
      <text:p text:style-name="P4">c) reminder to weigh daily</text:p>
      <text:p text:style-name="P4">d) reminder to enter hours of sleep</text:p>
      <text:p text:style-name="P4"/>
      <text:p text:style-name="P4">4. Points system (to be added at a later date)</text:p>
      <text:p text:style-name="P4">a.) earn points for usage, reaching goals, milestones, social media sharing and referra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04:15:58.937857203</meta:creation-date>
    <dc:date>2015-09-09T04:46:05.872249409</dc:date>
    <meta:editing-duration>PT9M7S</meta:editing-duration>
    <meta:editing-cycles>8</meta:editing-cycles>
    <meta:generator>LibreOffice/4.2.8.2$Linux_x86 LibreOffice_project/420m0$Build-2</meta:generator>
    <meta:document-statistic meta:table-count="0" meta:image-count="0" meta:object-count="0" meta:page-count="1" meta:paragraph-count="32" meta:word-count="162" meta:character-count="1006" meta:non-whitespace-character-count="867"/>
  </office:meta>
</office:document-meta>
</file>